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70000036E131A522B39A9D91A.png" manifest:media-type="image/png"/>
  <manifest:file-entry manifest:full-path="Pictures/10000000000004AE0000025CFF428CC6EA38476A.png" manifest:media-type="image/png"/>
  <manifest:file-entry manifest:full-path="Pictures/10000000000004990000035C7EA080EC7159EC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7b328" officeooo:paragraph-rsid="0007b328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8b6aa" officeooo:paragraph-rsid="0008b6aa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меси и сплавы</text:p>
      <text:p text:style-name="P1"><draw:frame draw:style-name="fr2" draw:name="Image1" text:anchor-type="char" svg:x="0cm" svg:y="1.746cm" svg:width="17cm" svg:height="12.421cm" draw:z-index="0"><draw:image xlink:href="Pictures/10000000000004990000035C7EA080EC7159EC91.png" xlink:type="simple" xlink:show="embed" xlink:actuate="onLoad" loext:mime-type="image/png"/></draw:frame><draw:frame draw:style-name="fr2" draw:name="Image2" text:anchor-type="char" svg:x="0cm" svg:y="14.166cm" svg:width="17cm" svg:height="8.569cm" draw:z-index="1"><draw:image xlink:href="Pictures/10000000000004AE0000025CFF428CC6EA38476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15.963cm" draw:z-index="2"><draw:image xlink:href="Pictures/10000000000003A70000036E131A522B39A9D91A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5:32:12.935997350</meta:creation-date>
    <dc:date>2022-07-05T15:37:58.409985039</dc:date>
    <meta:editing-duration>PT1M3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" meta:word-count="3" meta:character-count="14" meta:non-whitespace-character-count="12"/>
  </office:meta>
</office:document-meta>
</file>